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2.77mm"/>
    </style:style>
    <style:style style:name="co2" style:family="table-column">
      <style:table-column-properties fo:break-before="auto" style:column-width="314.1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Balan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Lien</text:p>
          </table:table-cell>
          <table:table-cell table:style-name="ce1" office:value-type="string" calcext:value-type="string">
            <text:p>Quantité</text:p>
          </table:table-cell>
        </table:table-row>
        <table:table-row table:style-name="ro2">
          <table:table-cell office:value-type="string" calcext:value-type="string">
            <text:p>balance arduino</text:p>
          </table:table-cell>
          <table:table-cell office:value-type="string" calcext:value-type="string">
            <text:p><text:a xlink:href="https://www.amazon.fr/ViewTek-Arduino-Balance-électronique-précision/dp/B078PNFKQT/ref=sr_1_2?__mk_fr_FR=ÅMÅŽÕÑ&amp;crid=33399M67EQB7&amp;keywords=balance+arduino&amp;qid=1554707659&amp;s=gateway&amp;sprefix=balance+ard%2Caps%2C205&amp;sr=8-2" xlink:type="simple">Viewtek KS0087 Kit Arduino Balance électronique de précision jusquà 5 KG - à Monter soi-même DYI - avec Carte</text:a></text:p>
          </table:table-cell>
          <table:table-cell office:value-type="string" calcext:value-type="string">
            <text:p>1 lot</text:p>
          </table:table-cell>
        </table:table-row>
        <table:table-row table:style-name="ro2">
          <table:table-cell office:value-type="string" calcext:value-type="string">
            <text:p>expander I2C</text:p>
          </table:table-cell>
          <table:table-cell office:value-type="string" calcext:value-type="string">
            <text:p><text:a xlink:href="https://www.amazon.fr/Kongnijiwa-dextension-parallèle-Développement-dévaluation/dp/B07M919WJW/ref=sr_1_3?__mk_fr_FR=ÅMÅŽÕÑ&amp;keywords=expander+i2c&amp;qid=1554474862&amp;s=gateway&amp;sr=8-3" xlink:type="simple">Kongnijiwa Modules PCF8574 IO Carte d'extension 8bit Expander parallèle Développement I2C-Bus Module d'évaluation</text:a>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Bouton poussoir</text:p>
          </table:table-cell>
          <table:table-cell office:value-type="string" calcext:value-type="string">
            <text:p><text:a xlink:href="https://www.amazon.fr/XCSOURCE-Boutons-poussoirs-bricolage-couleurs-Raspberry/dp/B071WP4ZW4/ref=sr_1_7?__mk_fr_FR=ÅMÅŽÕÑ&amp;keywords=bouton+poussoir+arcade&amp;qid=1554474739&amp;s=gateway&amp;sr=8-7" xlink:type="simple">XCSOURCE 12pcs Boutons-poussoirs 12x24mm Kit Paquet pièces bricolage Arcade Boutons 6 couleurs pour Jeu Raspberry Pi MAME Jamma AC83</text:a>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Résistance 10k Ohms</text:p>
          </table:table-cell>
          <table:table-cell office:value-type="string" calcext:value-type="string">
            <text:p><text:a xlink:href="https://www.amazon.fr/Sourcingmap-axial-plomb-résistances-Carbone/dp/B0087ZDQQ0/ref=sr_1_3?__mk_fr_FR=ÅMÅŽÕÑ&amp;crid=2736E4SC4A7CC&amp;keywords=resistance+10k+ohm&amp;qid=1553678855&amp;s=gateway&amp;sprefix=resistance+10%2Caps%2C214&amp;sr=8-3" xlink:type="simple">Sourcingmap 100 x 1/4 W 250 V 10 K Ohm axial plomb résistances film Carbone</text:a>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rduino mega 2560</text:p>
          </table:table-cell>
          <table:table-cell office:value-type="string" calcext:value-type="string">
            <text:p><text:a xlink:href="https://www.amazon.fr/Elegoo-Carte-ATmega2560-ATMEGA-Arduino/dp/B06XKZY117/ref=sr_1_5?__mk_fr_FR=ÅMÅŽÕÑ&amp;crid=2GP60V656KWNF&amp;keywords=arduino+mega&amp;qid=1553679322&amp;s=gateway&amp;sprefix=arduino%2Caps%2C197&amp;sr=8-5" xlink:type="simple">ELEGOO Carte Mega 2560 R3 ATmega2560 ATMEGA 16U2 Board Bleu avec Câble USB(Bleu)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umper</text:p>
          </table:table-cell>
          <table:table-cell office:value-type="string" calcext:value-type="string">
            <text:p><text:a xlink:href="https://www.amazon.fr/Haljia-120-pcs-Multicolore-femelle-Breadboard/dp/B06W9HL7LB/ref=sr_1_19?s=hi&amp;ie=UTF8&amp;qid=1528961968&amp;sr=1-19&amp;keywords=jumper+cable" xlink:type="simple">HALJIA Lot de 120 câbles jumper DuPont pour platine d’expérimentation breadboard 40 mâle-femelle, 40 mâle-mâle, 40 femelle-femelle Multicolore 30 cm</text:a></text:p>
          </table:table-cell>
          <table:table-cell office:value-type="string" calcext:value-type="string">
            <text:p>1 lot</text:p>
          </table:table-cell>
        </table:table-row>
        <table:table-row table:style-name="ro2">
          <table:table-cell office:value-type="string" calcext:value-type="string">
            <text:p>gaine thermorétractable</text:p>
          </table:table-cell>
          <table:table-cell office:value-type="string" calcext:value-type="string">
            <text:p><text:a xlink:href="https://www.amazon.fr/dp/B071D7LJ31?aaxitk=ayTNJs6F8Dcsvbh-BcM7sQ&amp;pd_rd_i=B071D7LJ31&amp;pf_rd_m=A1X6FK5RDHNB96&amp;pf_rd_p=4194681853061575246&amp;pf_rd_s=desktop-sx-top-slot&amp;pf_rd_t=301&amp;pf_rd_i=cosses+electriques&amp;hsa_cr_id=7189640600502" xlink:type="simple">Eventronic 560 Pezzi Guaine Termorestringenti Tubo Termorestringente Per Cavi Elettrici Tubo Termoretraibile Car Electrical Wire Tubing 5 Colori 12 Taglia</text:a></text:p>
          </table:table-cell>
          <table:table-cell office:value-type="string" calcext:value-type="string">
            <text:p>1 lot</text:p>
          </table:table-cell>
        </table:table-row>
        <table:table-row table:style-name="ro2">
          <table:table-cell office:value-type="string" calcext:value-type="string">
            <text:p>aimants</text:p>
          </table:table-cell>
          <table:table-cell office:value-type="string" calcext:value-type="string">
            <text:p><text:a xlink:href="https://www.amazon.fr/Aimants-réfrigérateur-magnétron-lartisanat-organisation/dp/B06XD82PNB/ref=sr_1_1?__mk_fr_FR=ÅMÅŽÕÑ&amp;crid=1X35BK09YZUL5&amp;keywords=aimant+6mm+x+3mm&amp;qid=1553679689&amp;s=gateway&amp;sprefix=aimants+6+mm+%2C" xlink:type="simple">Aimants en disque pour réfrigérateur faits de néodyme N52 (30 PCs) | 6 mm x 3 mm, 1/4 "x 1/8" | Aimants en disques Rare Earth en magnétron pour l'Arts l'artisanat loisirs et organisation de bureau</text:a>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Cosses 2.8 mm</text:p>
          </table:table-cell>
          <table:table-cell office:value-type="string" calcext:value-type="string">
            <text:p><text:a xlink:href="https://www.amazon.fr/ManYee-connecteurs-électriques-terminal-terminals/dp/B0795QNWKQ/ref=sr_1_2?rps=1&amp;ie=UTF8&amp;qid=1529655965&amp;sr=8-2&amp;keywords=cosses+2.8+mm" xlink:type="simple">ManYee 150 Pièces Cosse Électrique Moto Femelle Terminal Connecteurs 2.8 mm 4.8 mm 6.3 mm avec Manches D'isolation Assortiment Kit pour Voiture, Vélo, Bateau</text:a>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vis M5 25 mm</text:p>
          </table:table-cell>
          <table:table-cell office:value-type="string" calcext:value-type="string">
            <text:p><text:a xlink:href="https://www.amazon.fr/Index-t9850525z-Filetage-din-7985-tête-empreinte/dp/B00J7UR2QO/ref=sr_1_50?__mk_fr_FR=ÅMÅŽÕÑ&amp;crid=JX26E4D5CM6T&amp;keywords=vis+m5+25mm&amp;qid=1554707994&amp;s=gateway&amp;sprefix=vis+m5+25%2Caps%2C174&amp;sr=8-50" xlink:type="simple">Index t9850525z – Vis Filetage metrica din-7985 tête alomada empreinte Philips zincado M5 x 25</text:a>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odule Bluetooth HC-05</text:p>
          </table:table-cell>
          <table:table-cell office:value-type="string" calcext:value-type="string">
            <text:p><text:a xlink:href="https://www.amazon.fr/DSD-TECH-HC-05-Bluetooth-Wireless/dp/B074GMQ6G3/ref=as_li_ss_tl?ie=UTF8&amp;qid=1516807310&amp;sr=8-7&amp;keywords=hc-05&amp;linkCode=sl1&amp;tag=ouimadeit-21&amp;linkId=cb8f93fd3a45d2624561f4bfeb321b21" xlink:type="simple">DSD TECH HC-05 Classic Bluetooth 2.0 Serial Wireless BT Module pour Arduino UNO R3 Nano Pro Mini MEGA</text:a>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/00/0000</text:date>, <text:time style:data-style-name="N2" text:time-value="15:06:57.8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0:06:38.491000000</meta:creation-date>
    <dc:date>2019-06-19T15:24:07.452000000</dc:date>
    <meta:editing-duration>PT6H8M54S</meta:editing-duration>
    <meta:editing-cycles>9</meta:editing-cycles>
    <meta:generator>LibreOffice/6.1.0.3$Windows_X86_64 LibreOffice_project/efb621ed25068d70781dc026f7e9c5187a4decd1</meta:generator>
    <meta:document-statistic meta:table-count="1" meta:cell-count="36" meta:object-count="0"/>
  </office:meta>
</office:document-meta>
</file>